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ier ist deine Tabelle:</text:p>
      <text:p text:style-name="Standard">{{tableblock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8:57:09.877274787</meta:creation-date>
    <dc:date>2025-04-13T19:32:22.157527334</dc:date>
    <meta:editing-duration>PT35M1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5" meta:character-count="37" meta:non-whitespace-character-count="34"/>
  </office:meta>
</office:document-meta>
</file>